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Raleway1" svg:font-family="Raleway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43%"/>
      <style:text-properties style:font-name="Raleway" fo:font-size="18pt" style:font-name-asian="Raleway1" style:font-size-asian="18pt" style:font-name-complex="Raleway1" style:font-size-complex="18pt"/>
    </style:style>
    <style:style style:name="P3" style:family="paragraph" style:parent-style-name="Standard">
      <style:paragraph-properties fo:margin-top="0cm" fo:margin-bottom="0cm" loext:contextual-spacing="false"/>
      <style:text-properties officeooo:rsid="000e82bc" officeooo:paragraph-rsid="000e82bc"/>
    </style:style>
    <style:style style:name="P4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 fo:line-height="143%"/>
      <style:text-properties fo:font-size="18pt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line-height="143%"/>
      <style:text-properties fo:font-size="18pt" officeooo:paragraph-rsid="001082bc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line-height="143%"/>
      <style:text-properties fo:font-size="18pt" officeooo:rsid="001082bc" officeooo:paragraph-rsid="001082bc" style:font-size-asian="18pt" style:font-size-complex="18pt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style:font-size-asian="18pt" style:font-size-complex="18pt"/>
    </style:style>
    <style:style style:name="T1" style:family="text">
      <style:text-properties style:font-name="Raleway" fo:font-size="24pt" fo:font-weight="bold" style:font-name-asian="Raleway1" style:font-size-asian="24pt" style:font-weight-asian="bold" style:font-name-complex="Raleway1" style:font-size-complex="24pt"/>
    </style:style>
    <style:style style:name="T2" style:family="text">
      <style:text-properties style:font-name="Raleway" fo:font-size="24pt" style:font-name-asian="Raleway1" style:font-size-asian="24pt" style:font-name-complex="Raleway1" style:font-size-complex="24pt"/>
    </style:style>
    <style:style style:name="T3" style:family="text">
      <style:text-properties style:font-name="Raleway" fo:font-weight="bold" style:font-name-asian="Raleway1" style:font-weight-asian="bold" style:font-name-complex="Raleway1"/>
    </style:style>
    <style:style style:name="T4" style:family="text">
      <style:text-properties style:font-name="Raleway" style:font-name-asian="Raleway1" style:font-name-complex="Raleway1"/>
    </style:style>
    <style:style style:name="T5" style:family="text">
      <style:text-properties fo:color="#222222" style:font-name="Raleway" fo:font-size="24pt" style:font-name-asian="Raleway1" style:font-size-asian="24pt" style:font-name-complex="Raleway1" style:font-size-complex="24pt"/>
    </style:style>
    <style:style style:name="T6" style:family="text">
      <style:text-properties fo:color="#222222" style:font-name="Raleway" fo:font-size="24pt" officeooo:rsid="001082bc" style:font-name-asian="Raleway1" style:font-size-asian="24pt" style:font-name-complex="Raleway1" style:font-size-complex="24pt"/>
    </style:style>
    <style:style style:name="T7" style:family="text">
      <style:text-properties fo:color="#222222" style:font-name="Raleway" fo:font-size="24pt" officeooo:rsid="0011286c" style:font-name-asian="Raleway1" style:font-size-asian="24pt" style:font-name-complex="Raleway1" style:font-size-complex="24pt"/>
    </style:style>
    <style:style style:name="T8" style:family="text">
      <style:text-properties fo:color="#222222" style:font-name="Raleway" fo:font-size="24pt" fo:font-weight="bold" style:font-name-asian="Raleway1" style:font-size-asian="24pt" style:font-weight-asian="bold" style:font-name-complex="Raleway1" style:font-size-complex="24pt"/>
    </style:style>
    <style:style style:name="T9" style:family="text">
      <style:text-properties fo:color="#222222" style:font-name="Raleway" style:font-name-asian="Raleway1" style:font-name-complex="Raleway1"/>
    </style:style>
    <style:style style:name="T10" style:family="text">
      <style:text-properties fo:color="#222222" style:font-name="Raleway" officeooo:rsid="001082bc" style:font-name-asian="Raleway1" style:font-name-complex="Raleway1"/>
    </style:style>
    <style:style style:name="T11" style:family="text">
      <style:text-properties fo:color="#222222" style:font-name="Raleway" officeooo:rsid="0011286c" style:font-name-asian="Raleway1" style:font-name-complex="Raleway1"/>
    </style:style>
    <style:style style:name="T12" style:family="text">
      <style:text-properties fo:color="#222222" style:font-name="Raleway" fo:font-weight="bold" style:font-name-asian="Raleway1" style:font-weight-asian="bold" style:font-name-complex="Raleway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Manual de Marca:</text:span></text:p>
      <text:p text:style-name="P2"/>
      <text:p text:style-name="P5"><text:span text:style-name="T3">Verde :</text:span><text:span text:style-name="T4"> </text:span><text:span text:style-name="T9">#6EA43F</text:span></text:p>
      <text:p text:style-name="P5"><text:span text:style-name="T12">Azul para secciones y texto :</text:span><text:span text:style-name="T9"> #3498DB</text:span><text:span text:style-name="T5"> </text:span><text:span text:style-name="T7">(primary)</text:span></text:p>
      <text:p text:style-name="P5"><text:span text:style-name="T12">Azul círculo redes sociales y hover de botones :</text:span><text:span text:style-name="T9"> #1280c9</text:span><text:span text:style-name="T5"> </text:span><text:span text:style-name="T7">(info)</text:span></text:p>
      <text:p text:style-name="P5"><text:span text:style-name="T12">gris :</text:span><text:span text:style-name="T9"> #494949</text:span></text:p>
      <text:p text:style-name="P5"><text:span text:style-name="T12">Amarillo circulos : </text:span><text:span text:style-name="T9">#FFCC66</text:span><text:span text:style-name="T5"> </text:span><text:span text:style-name="T7">(warning)</text:span></text:p>
      <text:p text:style-name="P5"><text:span text:style-name="T12">Blanco :</text:span><text:span text:style-name="T9"> #FFF</text:span></text:p>
      <text:p text:style-name="P5"><text:span text:style-name="T12">promo bar red :</text:span><text:span text:style-name="T9"> #ED7161 </text:span><text:span text:style-name="T11">(danger)</text:span></text:p>
      <text:p text:style-name="P5"><text:span text:style-name="T9"/></text:p>
      <text:p text:style-name="P7"><text:span text:style-name="T9">$gray-base: <text:s text:c="13"/>#272727 !default;</text:span></text:p>
      <text:p text:style-name="P7"><text:span text:style-name="T9">$gray-darker: <text:s text:c="11"/>lighten($gray-base, 13.5%) !default; // #494949</text:span></text:p>
      <text:p text:style-name="P7"><text:span text:style-name="T9">$gray-dark: <text:s text:c="13"/>lighten($gray-base, 20%) !default; <text:s text:c="2"/>// #5a5a5a</text:span></text:p>
      <text:p text:style-name="P7"><text:span text:style-name="T9">$gray: <text:s text:c="18"/>lighten($gray-base, 33.5%) !default; // #7c7c7c</text:span></text:p>
      <text:p text:style-name="P6"><text:soft-page-break/><text:span text:style-name="T10">$gray-light: <text:s text:c="12"/>lighten($gray-base, 46.7%) !default; // #9e9e9e</text:span></text:p>
      <text:p text:style-name="P6"><text:span text:style-name="T10"/></text:p>
      <text:p text:style-name="P4"/>
      <text:p text:style-name="P1"/>
      <text:p text:style-name="P3">clase para la “agenda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Raleway1" svg:font-family="Raleway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GB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GB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1:02:58.090219542</dc:date>
    <meta:editing-duration>PT20M23S</meta:editing-duration>
    <meta:editing-cycles>1</meta:editing-cycles>
    <meta:generator>LibreOffice/5.2.6.2$Linux_X86_64 LibreOffice_project/20$Build-2</meta:generator>
    <meta:document-statistic meta:table-count="0" meta:image-count="0" meta:object-count="0" meta:page-count="2" meta:paragraph-count="14" meta:word-count="73" meta:character-count="589" meta:non-whitespace-character-count="461"/>
  </office:meta>
</office:document-meta>
</file>